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uliular" svg:font-family="Muliular"/>
    <style:font-face style:name="SairaExtraCondensed" svg:font-family="SairaExtraCondensed"/>
    <style:font-face style:name="SairaExtraCondensedMedium" svg:font-family="SairaExtraCondensedMedium"/>
    <style:font-face style:name="Keraleeyam" svg:font-family="Keraleeya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2.546cm" fo:min-width="6.017cm" fo:padding-top="0cm" fo:padding-bottom="0cm" fo:padding-left="0cm" fo:padding-right="0cm"/>
    </style:style>
    <style:style style:name="gr2" style:family="graphic" style:parent-style-name="standard" style:list-style-name="L1">
      <style:graphic-properties draw:stroke="none" draw:fill="none" draw:textarea-horizontal-align="left" draw:textarea-vertical-align="top" draw:auto-grow-height="true" draw:auto-grow-width="true" fo:min-height="0.636cm" fo:min-width="8.585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36cm" fo:min-width="8.266cm" fo:padding-top="0cm" fo:padding-bottom="0cm" fo:padding-left="0cm" fo:padding-right="0cm"/>
    </style:style>
    <style:style style:name="gr4" style:family="graphic" style:parent-style-name="standard">
      <style:graphic-properties draw:stroke="none" draw:fill="none" fo:min-height="3.745cm"/>
    </style:style>
    <style:style style:name="gr5" style:family="graphic" style:parent-style-name="standard" style:list-style-name="L1">
      <style:graphic-properties draw:stroke="none" draw:fill="none" fo:min-height="3.877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36cm" fo:min-width="5.43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9.375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445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439cm" fo:padding-top="0cm" fo:padding-bottom="0cm" fo:padding-left="0cm" fo:padding-right="0cm"/>
    </style:style>
    <style:style style:name="gr10" style:family="graphic" style:parent-style-name="standard" style:list-style-name="L1">
      <style:graphic-properties draw:stroke="none" draw:fill="none" fo:min-height="2.641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1.12cm" fo:min-width="4.715cm" fo:padding-top="0cm" fo:padding-bottom="0cm" fo:padding-left="0cm" fo:padding-right="0cm"/>
    </style:style>
    <style:style style:name="gr12" style:family="graphic" style:parent-style-name="standard" style:list-style-name="L1">
      <style:graphic-properties draw:stroke="none" draw:fill="none" fo:min-height="3.259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747cm" fo:min-width="3.736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747cm" fo:min-width="8.001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747cm" fo:min-width="1.992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12cm" fo:min-width="1.945cm" fo:padding-top="0cm" fo:padding-bottom="0cm" fo:padding-left="0cm" fo:padding-right="0cm"/>
    </style:style>
    <style:style style:name="gr17" style:family="graphic" style:parent-style-name="standard">
      <style:graphic-properties svg:stroke-color="#12a8a4" draw:fill-color="#ffffff" draw:opacity="100%" draw:textarea-horizontal-align="justify" draw:textarea-vertical-align="middle" draw:auto-grow-height="false" fo:min-height="9.737cm" fo:min-width="5.088cm" draw:shadow="visible" draw:shadow-offset-x="0.071cm" draw:shadow-offset-y="0.071cm" draw:shadow-color="#cccccc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931cm" fo:padding-top="0cm" fo:padding-bottom="0cm" fo:padding-left="0cm" fo:padding-right="0cm"/>
    </style:style>
    <style:style style:name="gr19" style:family="graphic" style:parent-style-name="standard">
      <style:graphic-properties draw:stroke="none" draw:fill="none" fo:min-height="2.311cm"/>
    </style:style>
    <style:style style:name="gr20" style:family="graphic" style:parent-style-name="standard">
      <style:graphic-properties draw:stroke="none" draw:fill="none" fo:min-height="1.981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5.901cm" fo:padding-top="0cm" fo:padding-bottom="0cm" fo:padding-left="0cm" fo:padding-right="0cm"/>
    </style:style>
    <style:style style:name="gr22" style:family="graphic" style:parent-style-name="standard">
      <style:graphic-properties draw:stroke="none" draw:fill="none" fo:min-height="1.099cm"/>
    </style:style>
    <style:style style:name="gr23" style:family="graphic" style:parent-style-name="standard">
      <style:graphic-properties draw:stroke="none" draw:fill="none" fo:min-height="1.324cm"/>
    </style:style>
    <style:style style:name="gr24" style:family="graphic" style:parent-style-name="standard" style:list-style-name="L1">
      <style:graphic-properties draw:stroke="none" draw:fill="none" fo:min-height="2.339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847cm" fo:min-width="9.375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992cm" fo:padding-top="0cm" fo:padding-bottom="0cm" fo:padding-left="0cm" fo:padding-right="0cm"/>
    </style:style>
    <style:style style:name="gr27" style:family="graphic" style:parent-style-name="standard">
      <style:graphic-properties draw:stroke="none" draw:fill="none" fo:min-height="2.274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747cm" fo:min-width="3.74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747cm" fo:min-width="3.486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style:font-name="Keraleeyam" fo:font-size="24pt" style:font-size-asian="24pt" style:font-size-complex="24pt"/>
    </style:style>
    <style:style style:name="P3" style:family="paragraph">
      <style:paragraph-properties fo:margin-left="0cm" fo:margin-right="0cm" fo:margin-top="0.4cm" fo:margin-bottom="0.4cm" fo:line-height="100%" fo:text-align="start" fo:text-indent="0cm" style:writing-mode="lr-tb"/>
    </style:style>
    <style:style style:name="P4" style:family="paragraph">
      <loext:graphic-properties draw:fill="none"/>
      <style:paragraph-properties fo:margin-left="0cm" fo:margin-right="0cm" fo:margin-top="0.4cm" fo:margin-bottom="0.4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Keraleeyam" fo:font-size="14pt" fo:letter-spacing="0.06cm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/>
      <style:text-properties style:font-name="Keraleeyam" fo:font-size="14pt" style:font-size-asian="14pt" style:font-size-complex="14pt"/>
    </style:style>
    <style:style style:name="P6" style:family="paragraph">
      <style:paragraph-properties fo:text-align="justify"/>
    </style:style>
    <style:style style:name="P7" style:family="paragraph">
      <loext:graphic-properties draw:fill="none"/>
      <style:paragraph-properties fo:text-align="justify"/>
    </style:style>
    <style:style style:name="P8" style:family="paragraph">
      <style:paragraph-properties fo:margin-left="0cm" fo:margin-right="0cm" fo:margin-top="0cm" fo:margin-bottom="0cm" fo:line-height="100%" fo:text-align="justify" fo:text-indent="0cm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justify" fo:text-indent="0cm"/>
      <style:text-properties fo:font-size="8pt" style:font-size-asian="8pt" style:font-size-complex="8pt"/>
    </style:style>
    <style:style style:name="P10" style:family="paragraph">
      <loext:graphic-properties draw:fill="none"/>
      <style:paragraph-properties fo:text-align="start" style:writing-mode="lr-tb"/>
      <style:text-properties style:font-name="Keraleeyam" fo:font-size="18pt" style:font-size-asian="18pt" style:font-size-complex="18pt"/>
    </style:style>
    <style:style style:name="P11" style:family="paragraph">
      <loext:graphic-properties draw:fill="none"/>
      <style:paragraph-properties fo:text-align="start" style:writing-mode="lr-tb"/>
      <style:text-properties style:font-name="Keraleeyam" fo:font-size="12pt" fo:font-weight="normal" style:font-size-asian="12pt" style:font-weight-asian="normal" style:font-size-complex="12pt" style:font-weight-complex="normal"/>
    </style:style>
    <style:style style:name="P12" style:family="paragraph">
      <loext:graphic-properties draw:fill="none"/>
      <style:paragraph-properties fo:text-align="start" style:writing-mode="lr-tb"/>
      <style:text-properties fo:color="#808080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13" style:family="paragraph">
      <loext:graphic-properties draw:fill="none"/>
      <style:text-properties fo:font-size="9pt" style:font-size-asian="9pt" style:font-size-complex="9pt"/>
    </style:style>
    <style:style style:name="P14" style:family="paragraph">
      <loext:graphic-properties draw:fill="none"/>
      <style:paragraph-properties fo:text-align="start" style:writing-mode="lr-tb"/>
      <style:text-properties style:font-name="Keraleeyam" fo:font-size="12pt" style:font-size-asian="12pt" style:font-size-complex="12pt"/>
    </style:style>
    <style:style style:name="P15" style:family="paragraph">
      <loext:graphic-properties draw:fill="none"/>
      <style:paragraph-properties fo:text-align="start" style:writing-mode="lr-tb"/>
      <style:text-properties fo:color="#999999" fo:font-size="11pt" fo:font-weight="normal" style:font-size-asian="11pt" style:font-weight-asian="normal" style:font-size-complex="11pt" style:font-weight-complex="normal"/>
    </style:style>
    <style:style style:name="P16" style:family="paragraph">
      <style:paragraph-properties fo:margin-left="0cm" fo:margin-right="0cm" fo:text-align="end" fo:text-indent="0cm" style:writing-mode="lr-tb"/>
    </style:style>
    <style:style style:name="P17" style:family="paragraph">
      <style:paragraph-properties fo:text-align="end" style:writing-mode="lr-tb"/>
    </style:style>
    <style:style style:name="P18" style:family="paragraph">
      <loext:graphic-properties draw:fill="none"/>
      <style:paragraph-properties fo:margin-left="0cm" fo:margin-right="0cm" fo:text-align="end" fo:text-indent="0cm" style:writing-mode="lr-tb"/>
      <style:text-properties fo:font-size="9pt" style:font-size-asian="9pt" style:font-size-complex="9pt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justify" fo:text-indent="0cm"/>
    </style:style>
    <style:style style:name="P20" style:family="paragraph">
      <loext:graphic-properties draw:fill="none"/>
      <style:paragraph-properties fo:text-align="start" style:writing-mode="lr-tb"/>
      <style:text-properties fo:font-size="8pt" fo:font-weight="bold" style:font-size-asian="8pt" style:font-weight-asian="bold" style:font-size-complex="8pt" style:font-weight-complex="bold"/>
    </style:style>
    <style:style style:name="P21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22" style:family="paragraph">
      <loext:graphic-properties draw:fill-color="#ffffff" draw:opacity="100%"/>
      <style:paragraph-properties fo:text-align="center"/>
    </style:style>
    <style:style style:name="P23" style:family="paragraph">
      <loext:graphic-properties draw:fill="none"/>
      <style:paragraph-properties fo:text-align="justify"/>
      <style:text-properties fo:font-size="8pt" style:font-size-asian="8pt" style:font-size-complex="8pt"/>
    </style:style>
    <style:style style:name="P24" style:family="paragraph">
      <style:paragraph-properties fo:margin-left="0cm" fo:margin-right="0cm" fo:margin-top="0cm" fo:margin-bottom="0.102cm" fo:line-height="100%" fo:text-align="start" fo:text-indent="0cm"/>
    </style:style>
    <style:style style:name="P25" style:family="paragraph">
      <loext:graphic-properties draw:fill="none"/>
      <style:paragraph-properties fo:margin-top="0cm" fo:margin-bottom="0.102cm" fo:text-align="justify"/>
      <style:text-properties fo:font-size="9pt" style:font-size-asian="9pt" style:font-size-complex="9pt"/>
    </style:style>
    <style:style style:name="P26" style:family="paragraph">
      <loext:graphic-properties draw:fill="none"/>
      <style:paragraph-properties fo:margin-top="0cm" fo:margin-bottom="0.102cm" fo:text-align="start"/>
      <style:text-properties fo:font-size="9pt" style:font-size-asian="9pt" style:font-size-complex="9pt"/>
    </style:style>
    <style:style style:name="P27" style:family="paragraph">
      <loext:graphic-properties draw:fill="none"/>
      <style:paragraph-properties fo:text-align="start" style:writing-mode="lr-tb"/>
      <style:text-properties fo:font-size="9pt" fo:font-style="italic" style:font-size-asian="9pt" style:font-style-asian="italic" style:font-size-complex="9pt" style:font-style-complex="italic"/>
    </style:style>
    <style:style style:name="P28" style:family="paragraph">
      <loext:graphic-properties draw:fill="none"/>
      <style:paragraph-properties fo:text-align="start" style:writing-mode="lr-tb"/>
      <style:text-properties fo:font-size="10pt" fo:letter-spacing="0.06cm" style:font-size-asian="10pt" style:font-size-complex="10pt"/>
    </style:style>
    <style:style style:name="T1" style:family="text">
      <style:text-properties fo:color="#343a40" style:font-name="Keraleeyam" fo:font-size="24pt" fo:font-weight="bold" style:font-size-asian="24pt" style:font-name-complex="SairaExtraCondensed" style:font-size-complex="24pt" style:font-weight-complex="bold"/>
    </style:style>
    <style:style style:name="T2" style:family="text">
      <style:text-properties fo:color="#12a8a4" style:font-name="Keraleeyam" fo:font-size="24pt" fo:font-weight="bold" style:font-size-asian="24pt" style:font-name-complex="SairaExtraCondensed" style:font-size-complex="24pt" style:font-weight-complex="bold"/>
    </style:style>
    <style:style style:name="T3" style:family="text">
      <style:text-properties fo:font-variant="normal" fo:text-transform="none" fo:color="#868e96" style:text-outline="false" style:text-line-through-style="none" style:text-line-through-type="none" style:font-name="Keraleeyam" fo:font-size="9pt" fo:letter-spacing="0.06cm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SairaExtraCondensedMedium" style:font-size-complex="9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868e96" style:font-name="Keraleeyam" fo:font-size="11pt" style:font-size-asian="11pt" style:font-name-complex="SairaExtraCondensedMedium" style:font-size-complex="11pt"/>
    </style:style>
    <style:style style:name="T5" style:family="text">
      <style:text-properties fo:color="#12a8a4" style:font-name="Keraleeyam" fo:font-size="11pt" style:font-size-asian="11pt" style:font-name-complex="SairaExtraCondensedMedium" style:font-size-complex="11pt"/>
    </style:style>
    <style:style style:name="T6" style:family="text">
      <style:text-properties fo:color="#868e96" style:font-name="Muliular" fo:font-size="7pt" style:font-size-asian="13.8999996185303pt" style:font-name-complex="Muliular" style:font-size-complex="13.8999996185303pt"/>
    </style:style>
    <style:style style:name="T7" style:family="text">
      <style:text-properties fo:color="#868e96" style:font-name="Muliular" fo:font-size="8pt" style:font-size-asian="14pt" style:font-name-complex="Muliular" style:font-size-complex="14pt"/>
    </style:style>
    <style:style style:name="T8" style:family="text">
      <style:text-properties fo:color="#343a40" style:font-name="Keraleeyam" fo:font-size="18pt" fo:font-weight="bold" style:font-size-asian="18pt" style:font-name-complex="SairaExtraCondensed" style:font-size-complex="18pt" style:font-weight-complex="bold"/>
    </style:style>
    <style:style style:name="T9" style:family="text">
      <style:text-properties fo:color="#868e96" style:font-name="Keraleeyam" fo:font-size="12pt" fo:font-weight="normal" style:font-size-asian="12pt" style:font-weight-asian="normal" style:font-name-complex="SairaExtraCondensedMedium" style:font-size-complex="12pt" style:font-weight-complex="normal"/>
    </style:style>
    <style:style style:name="T10" style:family="text">
      <style:text-properties fo:color="#808080" style:font-name="Muliular" fo:font-size="8pt" fo:font-weight="bold" style:font-size-asian="8pt" style:font-weight-asian="bold" style:font-name-complex="Muliular" style:font-size-complex="8pt" style:font-weight-complex="bold"/>
    </style:style>
    <style:style style:name="T11" style:family="text">
      <style:text-properties fo:color="#12a8a4" style:font-name="Muliular" fo:font-size="9pt" style:font-size-asian="9pt" style:font-name-complex="Muliular" style:font-size-complex="9pt"/>
    </style:style>
    <style:style style:name="T12" style:family="text">
      <style:text-properties fo:color="#868e96" style:font-name="Muliular" fo:font-size="8pt" style:font-size-asian="8pt" style:font-name-complex="Muliular" style:font-size-complex="8pt"/>
    </style:style>
    <style:style style:name="T13" style:family="text">
      <style:text-properties fo:color="#868e96" style:font-name="Keraleeyam" fo:font-size="12pt" style:font-size-asian="12pt" style:font-name-complex="SairaExtraCondensedMedium" style:font-size-complex="12pt"/>
    </style:style>
    <style:style style:name="T14" style:family="text">
      <style:text-properties fo:color="#999999" style:font-name="Muliular" fo:font-size="8pt" fo:font-weight="bold" style:font-size-asian="8pt" style:font-weight-asian="bold" style:font-name-complex="Muliular" style:font-size-complex="8pt" style:font-weight-complex="bold"/>
    </style:style>
    <style:style style:name="T15" style:family="text">
      <style:text-properties fo:color="#868e96" style:font-name="Muliular" fo:font-size="8pt" fo:font-weight="bold" style:font-size-asian="8pt" style:font-weight-asian="bold" style:font-name-complex="Muliular" style:font-size-complex="8pt" style:font-weight-complex="bold"/>
    </style:style>
    <style:style style:name="T16" style:family="text">
      <style:text-properties fo:color="#868e96" style:font-name="Muliular" fo:font-size="9pt" style:font-size-asian="9pt" style:font-name-complex="Muliular" style:font-size-complex="9pt"/>
    </style:style>
    <style:style style:name="T17" style:family="text">
      <style:text-properties fo:color="#868e96" style:font-name="Muliular" fo:font-size="10pt" fo:letter-spacing="0.06cm" style:font-size-asian="10pt" style:font-name-complex="Muliular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6.017cm" svg:height="2.546cm" svg:x="1.076cm" svg:y="1cm">
          <draw:text-box>
            <text:p text:style-name="P1"><text:span text:style-name="T1">PA</text:span><text:span text:style-name="T1">BLO </text:span><text:span text:style-name="T2">AR</text:span><text:span text:style-name="T2">RO</text:span><text:span text:style-name="T2">YO </text:span><text:span text:style-name="T2">NO</text:span><text:span text:style-name="T2">E</text:span></text:p>
          </draw:text-box>
        </draw:frame>
        <draw:frame draw:style-name="gr2" draw:text-style-name="P4" draw:layer="layout" svg:width="8.585cm" svg:height="0.636cm" svg:x="12.222cm" svg:y="1.3cm">
          <draw:text-box>
            <text:p text:style-name="P3"><text:span text:style-name="T3">CARLO</text:span><text:span text:style-name="T3">S </text:span><text:span text:style-name="T3">ANTUN</text:span><text:span text:style-name="T3">EZ </text:span><text:span text:style-name="T3">1875, </text:span><text:span text:style-name="T3">APT </text:span><text:span text:style-name="T3">405 · </text:span><text:span text:style-name="T3">SANTI</text:span><text:span text:style-name="T3">AGO, </text:span><text:span text:style-name="T3">CHILE </text:span></text:p>
          </draw:text-box>
        </draw:frame>
        <draw:frame draw:style-name="gr3" draw:text-style-name="P5" draw:layer="layout" svg:width="8.266cm" svg:height="0.636cm" svg:x="13.568cm" svg:y="1.708cm">
          <draw:text-box>
            <text:p text:style-name="P1"><text:span text:style-name="T4">(+56) 9 </text:span><text:span text:style-name="T4">5257 </text:span><text:span text:style-name="T4">0855 · </text:span><text:span text:style-name="T5">PABLO.</text:span><text:span text:style-name="T5">ARROY</text:span><text:span text:style-name="T5">O.NOE@</text:span><text:span text:style-name="T5">GMAIL.C</text:span><text:span text:style-name="T5">OM</text:span></text:p>
          </draw:text-box>
        </draw:frame>
        <draw:frame draw:style-name="gr4" draw:text-style-name="P7" draw:layer="layout" svg:width="6.207cm" svg:height="3.995cm" svg:x="1cm" svg:y="1.889cm">
          <draw:text-box>
            <text:p text:style-name="P6"><text:span text:style-name="T6">Software </text:span><text:span text:style-name="T6">develop</text:span><text:span text:style-name="T6">ment is </text:span><text:span text:style-name="T6">not just </text:span><text:span text:style-name="T6">coding, </text:span><text:span text:style-name="T6">it can be </text:span><text:span text:style-name="T6">a driving </text:span><text:span text:style-name="T6">force for </text:span><text:span text:style-name="T6">the </text:span><text:span text:style-name="T6">technolo</text:span><text:span text:style-name="T6">gy that </text:span><text:span text:style-name="T6">is </text:span><text:span text:style-name="T6">changin</text:span><text:span text:style-name="T6">g the </text:span><text:span text:style-name="T6">world for </text:span><text:span text:style-name="T6">the </text:span><text:span text:style-name="T6">better.</text:span></text:p>
            <text:p text:style-name="P6"><text:span text:style-name="T6"/></text:p>
            <text:p text:style-name="P6"><text:span text:style-name="T6">As an IT </text:span><text:span text:style-name="T6">professi</text:span><text:span text:style-name="T6">onal </text:span><text:span text:style-name="T6">with </text:span><text:span text:style-name="T6">more </text:span><text:span text:style-name="T6">than 6 </text:span><text:span text:style-name="T6">years of </text:span><text:span text:style-name="T6">experien</text:span><text:span text:style-name="T6">ce, I've </text:span><text:span text:style-name="T6">underst</text:span><text:span text:style-name="T6">ood that </text:span><text:span text:style-name="T6">Best </text:span><text:span text:style-name="T6">Practice</text:span><text:span text:style-name="T6">s are </text:span><text:span text:style-name="T6">not </text:span><text:span text:style-name="T6">enough </text:span><text:span text:style-name="T6">to </text:span><text:span text:style-name="T6">guarant</text:span><text:span text:style-name="T6">ee </text:span><text:span text:style-name="T6">exceptio</text:span><text:span text:style-name="T6">nal </text:span><text:span text:style-name="T6">software</text:span><text:span text:style-name="T6">. A well </text:span><text:span text:style-name="T6">defined </text:span><text:span text:style-name="T6">Architec</text:span><text:span text:style-name="T6">ture, </text:span><text:span text:style-name="T6">predicti</text:span><text:span text:style-name="T6">ng </text:span><text:span text:style-name="T6">System </text:span><text:span text:style-name="T6">Qualitie</text:span><text:span text:style-name="T6">s, </text:span><text:span text:style-name="T6">impleme</text:span><text:span text:style-name="T6">nting </text:span><text:span text:style-name="T6">Evolutio</text:span><text:span text:style-name="T6">nary </text:span><text:span text:style-name="T6">Prototyp</text:span><text:span text:style-name="T6">ing, and </text:span><text:span text:style-name="T6">enhanci</text:span><text:span text:style-name="T6">ng </text:span><text:span text:style-name="T6">Stakehol</text:span><text:span text:style-name="T6">der </text:span><text:span text:style-name="T6">Commun</text:span><text:span text:style-name="T6">ication </text:span><text:span text:style-name="T6">are, </text:span><text:span text:style-name="T6">among </text:span><text:span text:style-name="T6">others, </text:span><text:span text:style-name="T6">what </text:span><text:span text:style-name="T6">sets </text:span><text:span text:style-name="T6">apart </text:span><text:span text:style-name="T6">function</text:span><text:span text:style-name="T6">al </text:span><text:span text:style-name="T6">software </text:span><text:span text:style-name="T6">from </text:span><text:span text:style-name="T6">industry </text:span><text:span text:style-name="T6">game-</text:span><text:span text:style-name="T6">changer</text:span><text:span text:style-name="T6">s.</text:span></text:p>
          </draw:text-box>
        </draw:frame>
        <draw:frame draw:style-name="gr5" draw:text-style-name="P9" draw:layer="layout" svg:width="12.7cm" svg:height="4.127cm" svg:x="7.867cm" svg:y="4.142cm">
          <draw:text-box>
            <text:p text:style-name="P8"><text:span text:style-name="T7">My work </text:span><text:span text:style-name="T7">consists on </text:span><text:span text:style-name="T7">designing and </text:span><text:span text:style-name="T7">developing core </text:span><text:span text:style-name="T7">business </text:span><text:span text:style-name="T7">software </text:span><text:span text:style-name="T7">solutions. These </text:span><text:span text:style-name="T7">solutions, </text:span><text:span text:style-name="T7">require scalable </text:span><text:span text:style-name="T7">and available </text:span><text:span text:style-name="T7">infrastructure, </text:span><text:span text:style-name="T7">paired with </text:span><text:span text:style-name="T7">highly </text:span><text:span text:style-name="T7">modifiable and </text:span><text:span text:style-name="T7">interoperable </text:span><text:span text:style-name="T7">architecture, </text:span><text:span text:style-name="T7">which has to </text:span><text:span text:style-name="T7">take in </text:span><text:span text:style-name="T7">consideration </text:span><text:span text:style-name="T7">more than 8 </text:span><text:span text:style-name="T7">stakeholders.</text:span></text:p>
            <text:p text:style-name="P8"><text:span text:style-name="T6"/></text:p>
            <text:p text:style-name="P8"><text:span text:style-name="T7">Responsible for </text:span><text:span text:style-name="T7">supporting and </text:span><text:span text:style-name="T7">guiding the </text:span><text:span text:style-name="T7">development </text:span><text:span text:style-name="T7">team by </text:span><text:span text:style-name="T7">implementing </text:span><text:span text:style-name="T7">good practices </text:span><text:span text:style-name="T7">and establishing </text:span><text:span text:style-name="T7">agile software </text:span><text:span text:style-name="T7">methodologies, </text:span><text:span text:style-name="T7">which allow the </text:span><text:span text:style-name="T7">continual </text:span><text:span text:style-name="T7">expansion and </text:span><text:span text:style-name="T7">integration of </text:span><text:span text:style-name="T7">our software </text:span><text:span text:style-name="T7">assets, adding </text:span><text:span text:style-name="T7">new </text:span><text:span text:style-name="T7">functionality on </text:span><text:span text:style-name="T7">a regular basis.</text:span></text:p>
            <text:p text:style-name="P8"><text:span text:style-name="T6"/></text:p>
            <text:p text:style-name="P8"><text:span text:style-name="T7">Being part of </text:span><text:span text:style-name="T7">the Technology </text:span><text:span text:style-name="T7">department, we </text:span><text:span text:style-name="T7">provide our </text:span><text:span text:style-name="T7">internal client </text:span><text:span text:style-name="T7">with the proper </text:span><text:span text:style-name="T7">tools, attending </text:span><text:span text:style-name="T7">their needs and </text:span><text:span text:style-name="T7">enabling digital </text:span><text:span text:style-name="T7">transformation.</text:span></text:p>
          </draw:text-box>
        </draw:frame>
        <draw:frame draw:style-name="gr6" draw:text-style-name="P10" draw:layer="layout" svg:width="5.43cm" svg:height="0.636cm" svg:x="8.112cm" svg:y="2.259cm">
          <draw:text-box>
            <text:p text:style-name="P1"><text:span text:style-name="T8">EXPE</text:span><text:span text:style-name="T8">RIEN</text:span><text:span text:style-name="T8">CE</text:span></text:p>
          </draw:text-box>
        </draw:frame>
        <draw:frame draw:style-name="gr7" draw:text-style-name="P11" draw:layer="layout" svg:width="9.375cm" svg:height="0.424cm" svg:x="8.121cm" svg:y="3.645cm">
          <draw:text-box>
            <text:p text:style-name="P1"><text:span text:style-name="T9">SENIOR </text:span><text:span text:style-name="T9">FULL </text:span><text:span text:style-name="T9">STACK </text:span><text:span text:style-name="T9">SOFTW</text:span><text:span text:style-name="T9">ARE </text:span><text:span text:style-name="T9">DEVELO</text:span><text:span text:style-name="T9">PER</text:span></text:p>
          </draw:text-box>
        </draw:frame>
        <draw:frame draw:style-name="gr8" draw:text-style-name="P12" draw:layer="layout" svg:width="4.445cm" svg:height="0.424cm" svg:x="8.112cm" svg:y="3.175cm">
          <draw:text-box>
            <text:p text:style-name="P1"><text:span text:style-name="T10">Great </text:span><text:span text:style-name="T10">Place </text:span><text:span text:style-name="T10">To </text:span><text:span text:style-name="T10">Work</text:span><text:span text:style-name="T10">® </text:span><text:span text:style-name="T10">Chile</text:span></text:p>
          </draw:text-box>
        </draw:frame>
        <draw:frame draw:style-name="gr9" draw:text-style-name="P13" draw:layer="layout" svg:width="3.439cm" svg:height="0.424cm" svg:x="17.144cm" svg:y="3.144cm">
          <draw:text-box>
            <text:p text:style-name="P1"><text:span text:style-name="T11">March </text:span><text:span text:style-name="T11">2019 – </text:span><text:span text:style-name="T11">Presen</text:span><text:span text:style-name="T11">t</text:span></text:p>
          </draw:text-box>
        </draw:frame>
        <draw:frame draw:style-name="gr10" draw:text-style-name="P9" draw:layer="layout" svg:width="12.7cm" svg:height="2.891cm" svg:x="7.867cm" svg:y="9.643cm">
          <draw:text-box>
            <text:p text:style-name="P8"><text:span text:style-name="T12">Viewnia.com is an innovative </text:span><text:span text:style-name="T12">platform, that brings the </text:span><text:span text:style-name="T12">Patagonian tourism to the </text:span><text:span text:style-name="T12">world, in a modern format.</text:span></text:p>
            <text:p text:style-name="P8"><text:span text:style-name="T12"/></text:p>
            <text:p text:style-name="P8"><text:span text:style-name="T12">Viewnia's founders </text:span><text:span text:style-name="T12">comisioned me with the </text:span><text:span text:style-name="T12">development and </text:span><text:span text:style-name="T12">deployment of a web </text:span><text:span text:style-name="T12">application. With them and a </text:span><text:span text:style-name="T12">team of designers, we </text:span><text:span text:style-name="T12">conceptualiced the first MVP. </text:span><text:span text:style-name="T12">Approaching it's completion, </text:span><text:span text:style-name="T12">I was not only working as a </text:span><text:span text:style-name="T12">developer, but as a technical </text:span><text:span text:style-name="T12">leader, providing </text:span><text:span text:style-name="T12">technological knowledge and </text:span><text:span text:style-name="T12">collaborating actively with </text:span><text:span text:style-name="T12">the business.</text:span></text:p>
          </draw:text-box>
        </draw:frame>
        <draw:frame draw:style-name="gr7" draw:text-style-name="P14" draw:layer="layout" svg:width="9.375cm" svg:height="0.424cm" svg:x="8.121cm" svg:y="9.146cm">
          <draw:text-box>
            <text:p text:style-name="P1"><text:span text:style-name="T13">TECHNICAL PROJECT </text:span><text:span text:style-name="T13">LEAD</text:span></text:p>
          </draw:text-box>
        </draw:frame>
        <draw:frame draw:style-name="gr8" draw:text-style-name="P15" draw:layer="layout" svg:width="4.445cm" svg:height="0.424cm" svg:x="8.112cm" svg:y="8.676cm">
          <draw:text-box>
            <text:p text:style-name="P1"><text:span text:style-name="T14">Viewnia.com</text:span></text:p>
          </draw:text-box>
        </draw:frame>
        <draw:frame draw:style-name="gr11" draw:text-style-name="P18" draw:layer="layout" svg:width="4.715cm" svg:height="1.12cm" svg:x="15.889cm" svg:y="8.645cm">
          <draw:text-box>
            <text:p text:style-name="P16"><text:span text:style-name="T11">October 2017 – January 2020</text:span></text:p>
            <text:p text:style-name="P17"><text:span text:style-name="T11"/></text:p>
          </draw:text-box>
        </draw:frame>
        <draw:frame draw:style-name="gr12" draw:text-style-name="P19" draw:layer="layout" svg:width="12.7cm" svg:height="3.509cm" svg:x="7.867cm" svg:y="13.944cm">
          <draw:text-box>
            <text:p text:style-name="P8"><text:span text:style-name="T7">As a freelance software solutions provider, I encountered a new world of </text:span><text:span text:style-name="T7">knowledge and oportunity. This was, to date, my most complete and versatile work </text:span><text:span text:style-name="T7">experience, since I had to simultaneously seek for jobs while designing, developing </text:span><text:span text:style-name="T7">and executing projects. A demanding job of self discovery, fulfilling many roles and </text:span><text:span text:style-name="T7">being responsible for the complete cycle of Software Projects, I was not only able to </text:span><text:span text:style-name="T7">evaluate my interests and strengths, but also test my capacity and adaptability on </text:span><text:span text:style-name="T7">several and diverse challenges.</text:span></text:p>
            <text:p text:style-name="P8"><text:span text:style-name="T6"/></text:p>
            <text:p text:style-name="P8"><text:span text:style-name="T7">Projects include complex web plaforms built with Ruby On Rails, e-commerce sites </text:span><text:span text:style-name="T7">built with Shopify and Spree and websites built with React or vanilla HTML and CSS.</text:span></text:p>
          </draw:text-box>
        </draw:frame>
        <draw:frame draw:style-name="gr7" draw:text-style-name="P14" draw:layer="layout" svg:width="9.375cm" svg:height="0.424cm" svg:x="8.121cm" svg:y="13.447cm">
          <draw:text-box>
            <text:p text:style-name="P1"><text:span text:style-name="T13">SOFTWARE SOLUTIONS </text:span><text:span text:style-name="T13">PROVIDER</text:span></text:p>
          </draw:text-box>
        </draw:frame>
        <draw:frame draw:style-name="gr8" draw:text-style-name="P20" draw:layer="layout" svg:width="4.445cm" svg:height="0.424cm" svg:x="8.112cm" svg:y="12.977cm">
          <draw:text-box>
            <text:p text:style-name="P1"><text:span text:style-name="T15">Freelance</text:span></text:p>
          </draw:text-box>
        </draw:frame>
        <draw:frame draw:style-name="gr13" draw:text-style-name="P21" draw:layer="layout" svg:width="3.736cm" svg:height="0.747cm" svg:x="16.844cm" svg:y="12.946cm">
          <draw:text-box>
            <text:p text:style-name="P1"><text:span text:style-name="T11">July </text:span><text:span text:style-name="T11">2014 – </text:span><text:span text:style-name="T11">March </text:span><text:span text:style-name="T11">2019</text:span></text:p>
          </draw:text-box>
        </draw:frame>
        <draw:frame draw:style-name="gr7" draw:text-style-name="P14" draw:layer="layout" svg:width="9.375cm" svg:height="0.424cm" svg:x="8.821cm" svg:y="19.248cm">
          <draw:text-box>
            <text:p text:style-name="P1"><text:span text:style-name="T13">INDUST</text:span><text:span text:style-name="T13">RIAL </text:span><text:span text:style-name="T13">ENGINEE</text:span><text:span text:style-name="T13">RING</text:span></text:p>
          </draw:text-box>
        </draw:frame>
        <draw:frame draw:style-name="gr14" draw:text-style-name="P21" draw:layer="layout" svg:width="8.001cm" svg:height="0.747cm" svg:x="8.812cm" svg:y="18.778cm">
          <draw:text-box>
            <text:p text:style-name="P1"><text:span text:style-name="T16">Univer</text:span><text:span text:style-name="T16">sidad </text:span><text:span text:style-name="T16">Técnic</text:span><text:span text:style-name="T16">a </text:span><text:span text:style-name="T16">Federi</text:span><text:span text:style-name="T16">co </text:span><text:span text:style-name="T16">Santa </text:span><text:span text:style-name="T16">María</text:span></text:p>
          </draw:text-box>
        </draw:frame>
        <draw:frame draw:style-name="gr15" draw:text-style-name="P21" draw:layer="layout" svg:width="1.992cm" svg:height="0.747cm" svg:x="17.644cm" svg:y="18.747cm">
          <draw:text-box>
            <text:p text:style-name="P1"><text:span text:style-name="T11">2009 – </text:span><text:span text:style-name="T11">2014</text:span></text:p>
            <text:p text:style-name="P1"><text:span text:style-name="T11"/></text:p>
          </draw:text-box>
        </draw:frame>
        <draw:frame draw:style-name="gr6" draw:text-style-name="P10" draw:layer="layout" svg:width="5.43cm" svg:height="0.636cm" svg:x="8.112cm" svg:y="17.859cm">
          <draw:text-box>
            <text:p text:style-name="P1"><text:span text:style-name="T8">EDUC</text:span><text:span text:style-name="T8">ATIO</text:span><text:span text:style-name="T8">N</text:span></text:p>
          </draw:text-box>
        </draw:frame>
        <draw:frame draw:style-name="gr7" draw:text-style-name="P14" draw:layer="layout" svg:width="9.375cm" svg:height="0.424cm" svg:x="8.816cm" svg:y="20.749cm">
          <draw:text-box>
            <text:p text:style-name="P1"><text:span text:style-name="T13">AGRICU</text:span><text:span text:style-name="T13">LTURAL </text:span><text:span text:style-name="T13">SCIENCE</text:span><text:span text:style-name="T13">S</text:span></text:p>
          </draw:text-box>
        </draw:frame>
        <draw:frame draw:style-name="gr14" draw:text-style-name="P21" draw:layer="layout" svg:width="8.001cm" svg:height="0.747cm" svg:x="8.807cm" svg:y="20.279cm">
          <draw:text-box>
            <text:p text:style-name="P1"><text:span text:style-name="T16">Pontifi</text:span><text:span text:style-name="T16">cia </text:span><text:span text:style-name="T16">Univer</text:span><text:span text:style-name="T16">sidad </text:span><text:span text:style-name="T16">Católic</text:span><text:span text:style-name="T16">a de </text:span><text:span text:style-name="T16">Chile</text:span></text:p>
            <text:p text:style-name="P1"><text:span text:style-name="T16"/></text:p>
          </draw:text-box>
        </draw:frame>
        <draw:frame draw:style-name="gr16" draw:text-style-name="P21" draw:layer="layout" svg:width="1.945cm" svg:height="1.12cm" svg:x="17.639cm" svg:y="20.148cm">
          <draw:text-box>
            <text:p text:style-name="P1"><text:span text:style-name="T11">2007 - </text:span><text:span text:style-name="T11">2008</text:span></text:p>
            <text:p text:style-name="P1"><text:span text:style-name="T11"/></text:p>
            <text:p text:style-name="P1"><text:span text:style-name="T11"/></text:p>
          </draw:text-box>
        </draw:frame>
        <draw:frame draw:style-name="gr7" draw:text-style-name="P14" draw:layer="layout" svg:width="9.375cm" svg:height="0.424cm" svg:x="8.811cm" svg:y="22.349cm">
          <draw:text-box>
            <text:p text:style-name="P1"><text:span text:style-name="T13">INTERN</text:span><text:span text:style-name="T13">ATIONA</text:span><text:span text:style-name="T13">L </text:span><text:span text:style-name="T13">BACCA</text:span><text:span text:style-name="T13">LAURE</text:span><text:span text:style-name="T13">ATE </text:span><text:span text:style-name="T13">ENGLISH </text:span><text:span text:style-name="T13">SCHOOL</text:span></text:p>
          </draw:text-box>
        </draw:frame>
        <draw:frame draw:style-name="gr14" draw:text-style-name="P21" draw:layer="layout" svg:width="8.001cm" svg:height="0.747cm" svg:x="8.802cm" svg:y="21.879cm">
          <draw:text-box>
            <text:p text:style-name="P1"><text:span text:style-name="T16">Funda</text:span><text:span text:style-name="T16">ción </text:span><text:span text:style-name="T16">Educa</text:span><text:span text:style-name="T16">cional </text:span><text:span text:style-name="T16">Santia</text:span><text:span text:style-name="T16">go </text:span><text:span text:style-name="T16">Colleg</text:span><text:span text:style-name="T16">e</text:span></text:p>
          </draw:text-box>
        </draw:frame>
        <draw:frame draw:style-name="gr16" draw:text-style-name="P21" draw:layer="layout" svg:width="1.945cm" svg:height="1.12cm" svg:x="17.634cm" svg:y="21.848cm">
          <draw:text-box>
            <text:p text:style-name="P1"><text:span text:style-name="T11">1992 - </text:span><text:span text:style-name="T11">2006</text:span></text:p>
            <text:p text:style-name="P1"><text:span text:style-name="T11"/></text:p>
            <text:p text:style-name="P1"><text:span text:style-name="T11"/></text:p>
          </draw:text-box>
        </draw:frame>
        <draw:custom-shape draw:style-name="gr17" draw:text-style-name="P22" draw:layer="layout" svg:width="5.588cm" svg:height="9.987cm" svg:x="1.254cm" svg:y="7.053cm">
          <text:p/>
          <draw:enhanced-geometry svg:viewBox="0 0 21600 21600" draw:type="rectangle" draw:enhanced-path="M 0 0 L 21600 0 21600 21600 0 21600 0 0 Z N"/>
        </draw:custom-shape>
        <draw:frame draw:style-name="gr18" draw:text-style-name="P14" draw:layer="layout" svg:width="4.931cm" svg:height="0.424cm" svg:x="2.222cm" svg:y="7.447cm">
          <draw:text-box>
            <text:p text:style-name="P1"><text:span text:style-name="T13">SOFTWARE </text:span><text:span text:style-name="T13">KNOWLEDG</text:span><text:span text:style-name="T13">E</text:span></text:p>
          </draw:text-box>
        </draw:frame>
        <draw:frame draw:style-name="gr7" draw:text-style-name="P14" draw:layer="layout" svg:width="9.375cm" svg:height="0.424cm" svg:x="8.122cm" svg:y="9.146cm">
          <draw:text-box>
            <text:p text:style-name="P1"><text:span text:style-name="T13">TECHNI</text:span><text:span text:style-name="T13">CAL </text:span><text:span text:style-name="T13">PROJEC</text:span><text:span text:style-name="T13">T LEAD</text:span></text:p>
          </draw:text-box>
        </draw:frame>
        <draw:frame draw:style-name="gr7" draw:text-style-name="P14" draw:layer="layout" svg:width="9.375cm" svg:height="0.424cm" svg:x="8.122cm" svg:y="9.146cm">
          <draw:text-box>
            <text:p text:style-name="P1"><text:span text:style-name="T13">TECHNICAL PROJECT LEAD</text:span></text:p>
          </draw:text-box>
        </draw:frame>
        <draw:frame draw:style-name="gr19" draw:text-style-name="P23" draw:layer="layout" svg:width="6.208cm" svg:height="2.561cm" svg:x="2.2cm" svg:y="7.79cm">
          <draw:text-box>
            <text:p text:style-name="P6"><text:span text:style-name="T12">· Design Patterns</text:span></text:p>
            <text:p text:style-name="P6"><text:span text:style-name="T12">· Architectural Design</text:span></text:p>
            <text:p text:style-name="P6"><text:span text:style-name="T12">· Backend Development</text:span></text:p>
            <text:p text:style-name="P6"><text:span text:style-name="T12">· Frontend Development</text:span></text:p>
            <text:p text:style-name="P6"><text:span text:style-name="T12">· APIs and Integrations</text:span></text:p>
            <text:p text:style-name="P6"><text:span text:style-name="T12">· Database Design</text:span></text:p>
            <text:p text:style-name="P6"><text:span text:style-name="T12">· Security</text:span></text:p>
          </draw:text-box>
        </draw:frame>
        <draw:frame draw:style-name="gr18" draw:text-style-name="P14" draw:layer="layout" svg:width="4.931cm" svg:height="0.424cm" svg:x="2.165cm" svg:y="13.994cm">
          <draw:text-box>
            <text:p text:style-name="P1"><text:span text:style-name="T13">TECHNICAL SKILLS</text:span></text:p>
          </draw:text-box>
        </draw:frame>
        <draw:frame draw:style-name="gr19" draw:text-style-name="P23" draw:layer="layout" svg:width="6.208cm" svg:height="2.561cm" svg:x="2.143cm" svg:y="14.337cm">
          <draw:text-box>
            <text:p text:style-name="P6"><text:span text:style-name="T12">· Version Control</text:span></text:p>
            <text:p text:style-name="P6"><text:span text:style-name="T12">· Algorithms</text:span></text:p>
            <text:p text:style-name="P6"><text:span text:style-name="T12">· Dev Ops</text:span></text:p>
            <text:p text:style-name="P6"><text:span text:style-name="T12">· Optimization</text:span></text:p>
            <text:p text:style-name="P6"><text:span text:style-name="T12">· Responsive Design</text:span></text:p>
            <text:p text:style-name="P6"><text:span text:style-name="T12">· Scripting</text:span></text:p>
            <text:p text:style-name="P6"><text:span text:style-name="T12">· Testing</text:span></text:p>
          </draw:text-box>
        </draw:frame>
        <draw:frame draw:style-name="gr18" draw:text-style-name="P14" draw:layer="layout" svg:width="4.931cm" svg:height="0.424cm" svg:x="2.28cm" svg:y="10.543cm">
          <draw:text-box>
            <text:p text:style-name="P1"><text:span text:style-name="T13">INDUSTRY KNOWLEDGE</text:span></text:p>
          </draw:text-box>
        </draw:frame>
        <draw:frame draw:style-name="gr20" draw:text-style-name="P23" draw:layer="layout" svg:width="6.208cm" svg:height="2.891cm" svg:x="2.158cm" svg:y="10.886cm">
          <draw:text-box>
            <text:p text:style-name="P8"><text:span text:style-name="T12">· Team Leadership</text:span></text:p>
            <text:p text:style-name="P6"><text:span text:style-name="T12">· Digital Transformation</text:span></text:p>
            <text:p text:style-name="P6"><text:span text:style-name="T12">· Agile Methodologies</text:span></text:p>
            <text:p text:style-name="P6"><text:span text:style-name="T12">· Strategic Planning</text:span></text:p>
            <text:p text:style-name="P6"><text:span text:style-name="T12">· UI Design</text:span></text:p>
            <text:p text:style-name="P6"><text:span text:style-name="T12">· UX Principles</text:span></text:p>
            <text:p text:style-name="P6"><text:span text:style-name="T12">· Graphic Design</text:span></text:p>
            <text:p text:style-name="P6"><text:span text:style-name="T12">· Digital Marketing</text:span></text:p>
          </draw:text-box>
        </draw:frame>
        <draw:frame draw:style-name="gr21" draw:text-style-name="P14" draw:layer="layout" svg:width="5.901cm" svg:height="0.424cm" svg:x="1.322cm" svg:y="17.747cm">
          <draw:text-box>
            <text:p text:style-name="P1"><text:span text:style-name="T13">PROGR</text:span><text:span text:style-name="T13">AMMIN</text:span><text:span text:style-name="T13">G &amp; </text:span><text:span text:style-name="T13">MARKU</text:span><text:span text:style-name="T13">P </text:span><text:span text:style-name="T13">LANGU</text:span><text:span text:style-name="T13">AGES</text:span></text:p>
          </draw:text-box>
        </draw:frame>
        <draw:frame draw:style-name="gr22" draw:text-style-name="P25" draw:layer="layout" svg:width="6.208cm" svg:height="1.349cm" svg:x="1.2cm" svg:y="18.09cm">
          <draw:text-box>
            <text:p text:style-name="P24"><text:span text:style-name="T16">Ruby, </text:span><text:span text:style-name="T16">JavaSc</text:span><text:span text:style-name="T16">ript, </text:span><text:span text:style-name="T16">Python </text:span></text:p>
            <text:p text:style-name="P24"><text:span text:style-name="T16">C#, </text:span><text:span text:style-name="T16">SQL, </text:span><text:span text:style-name="T16">HTML, </text:span><text:span text:style-name="T16">CSS</text:span></text:p>
          </draw:text-box>
        </draw:frame>
        <draw:frame draw:style-name="gr21" draw:text-style-name="P14" draw:layer="layout" svg:width="5.901cm" svg:height="0.424cm" svg:x="1.322cm" svg:y="19.547cm">
          <draw:text-box>
            <text:p text:style-name="P1"><text:span text:style-name="T13">FRAME</text:span><text:span text:style-name="T13">WORKS</text:span><text:span text:style-name="T13">, TOOLS </text:span><text:span text:style-name="T13">&amp; TECH</text:span></text:p>
          </draw:text-box>
        </draw:frame>
        <draw:frame draw:style-name="gr23" draw:text-style-name="P26" draw:layer="layout" svg:width="6.208cm" svg:height="1.574cm" svg:x="1.2cm" svg:y="19.89cm">
          <draw:text-box>
            <text:p text:style-name="P24"><text:span text:style-name="T16">Ruby </text:span><text:span text:style-name="T16">on </text:span><text:span text:style-name="T16">Rails, </text:span><text:span text:style-name="T16">GIT, </text:span><text:span text:style-name="T16">AWS, </text:span><text:span text:style-name="T16">Herok</text:span><text:span text:style-name="T16">u</text:span></text:p>
            <text:p text:style-name="P24"><text:span text:style-name="T16">React.J</text:span><text:span text:style-name="T16">s, </text:span><text:span text:style-name="T16">Docker</text:span><text:span text:style-name="T16">, </text:span><text:span text:style-name="T16">Kuber</text:span><text:span text:style-name="T16">netes</text:span></text:p>
            <text:p text:style-name="P24"><text:span text:style-name="T16">Linux, </text:span><text:span text:style-name="T16">Sass, </text:span><text:span text:style-name="T16">Node.j</text:span><text:span text:style-name="T16">s, </text:span><text:span text:style-name="T16">WordP</text:span><text:span text:style-name="T16">ress</text:span></text:p>
          </draw:text-box>
        </draw:frame>
        <draw:frame draw:style-name="gr6" draw:text-style-name="P10" draw:layer="layout" svg:width="5.43cm" svg:height="0.636cm" svg:x="1.254cm" svg:y="6.206cm">
          <draw:text-box>
            <text:p text:style-name="P1"><text:span text:style-name="T8">SKILLS</text:span></text:p>
          </draw:text-box>
        </draw:frame>
        <draw:frame draw:style-name="gr24" draw:text-style-name="P19" draw:layer="layout" svg:width="12.7cm" svg:height="2.589cm" svg:x="7.867cm" svg:y="25.442cm">
          <draw:text-box>
            <text:p text:style-name="P8"><text:span text:style-name="T7">Providi</text:span><text:span text:style-name="T7">ng </text:span><text:span text:style-name="T7">emerg</text:span><text:span text:style-name="T7">ency </text:span><text:span text:style-name="T7">housin</text:span><text:span text:style-name="T7">g for </text:span><text:span text:style-name="T7">people </text:span><text:span text:style-name="T7">across </text:span><text:span text:style-name="T7">Chile </text:span><text:span text:style-name="T7">and </text:span><text:span text:style-name="T7">Paragu</text:span><text:span text:style-name="T7">ay, </text:span><text:span text:style-name="T7">speciall</text:span><text:span text:style-name="T7">y after </text:span><text:span text:style-name="T7">the </text:span><text:span text:style-name="T7">2010 </text:span><text:span text:style-name="T7">earthq</text:span><text:span text:style-name="T7">uake </text:span><text:span text:style-name="T7">catastr</text:span><text:span text:style-name="T7">ophe. </text:span><text:span text:style-name="T7">Collabo</text:span><text:span text:style-name="T7">rated </text:span><text:span text:style-name="T7">as a </text:span><text:span text:style-name="T7">squad </text:span><text:span text:style-name="T7">memb</text:span><text:span text:style-name="T7">er, </text:span><text:span text:style-name="T7">truck </text:span><text:span text:style-name="T7">driver, </text:span><text:span text:style-name="T7">resourc</text:span><text:span text:style-name="T7">e </text:span><text:span text:style-name="T7">manag</text:span><text:span text:style-name="T7">er, </text:span><text:span text:style-name="T7">recruit</text:span><text:span text:style-name="T7">er and </text:span><text:span text:style-name="T7">field </text:span><text:span text:style-name="T7">operati</text:span><text:span text:style-name="T7">on </text:span><text:span text:style-name="T7">supervi</text:span><text:span text:style-name="T7">sor, </text:span><text:span text:style-name="T7">contrib</text:span><text:span text:style-name="T7">uting </text:span><text:span text:style-name="T7">with </text:span><text:span text:style-name="T7">the </text:span><text:span text:style-name="T7">creatio</text:span><text:span text:style-name="T7">n of </text:span><text:span text:style-name="T7">over </text:span><text:span text:style-name="T7">150 </text:span><text:span text:style-name="T7">new </text:span><text:span text:style-name="T7">homes </text:span><text:span text:style-name="T7">and </text:span><text:span text:style-name="T7">repairi</text:span><text:span text:style-name="T7">ng of </text:span><text:span text:style-name="T7">many </text:span><text:span text:style-name="T7">others.</text:span></text:p>
            <text:p text:style-name="P8"><text:span text:style-name="T6"/></text:p>
            <text:p text:style-name="P8"><text:span text:style-name="T6"/></text:p>
          </draw:text-box>
        </draw:frame>
        <draw:frame draw:style-name="gr6" draw:text-style-name="P10" draw:layer="layout" svg:width="5.43cm" svg:height="0.636cm" svg:x="8.112cm" svg:y="23.559cm">
          <draw:text-box>
            <text:p text:style-name="P1"><text:span text:style-name="T8">VOL</text:span><text:span text:style-name="T8">UNTE</text:span><text:span text:style-name="T8">ERIN</text:span><text:span text:style-name="T8">G</text:span></text:p>
          </draw:text-box>
        </draw:frame>
        <draw:frame draw:style-name="gr25" draw:text-style-name="P11" draw:layer="layout" svg:width="9.375cm" svg:height="0.847cm" svg:x="8.121cm" svg:y="24.945cm">
          <draw:text-box>
            <text:p text:style-name="P1"><text:span text:style-name="T9">FIELD </text:span><text:span text:style-name="T9">SUPERV</text:span><text:span text:style-name="T9">ISOR</text:span></text:p>
            <text:p text:style-name="P1"><text:span text:style-name="T9"/></text:p>
          </draw:text-box>
        </draw:frame>
        <draw:frame draw:style-name="gr8" draw:text-style-name="P12" draw:layer="layout" svg:width="4.445cm" svg:height="0.424cm" svg:x="8.112cm" svg:y="24.475cm">
          <draw:text-box>
            <text:p text:style-name="P1"><text:span text:style-name="T10">Funda</text:span><text:span text:style-name="T10">ción </text:span><text:span text:style-name="T10">TECHO</text:span></text:p>
          </draw:text-box>
        </draw:frame>
        <draw:frame draw:style-name="gr26" draw:text-style-name="P13" draw:layer="layout" svg:width="1.992cm" svg:height="0.424cm" svg:x="18.644cm" svg:y="24.444cm">
          <draw:text-box>
            <text:p text:style-name="P1"><text:span text:style-name="T11">2006 – </text:span><text:span text:style-name="T11">2014</text:span></text:p>
          </draw:text-box>
        </draw:frame>
        <draw:frame draw:style-name="gr21" draw:text-style-name="P14" draw:layer="layout" svg:width="5.901cm" svg:height="0.424cm" svg:x="1.322cm" svg:y="21.949cm">
          <draw:text-box>
            <text:p text:style-name="P1"><text:span text:style-name="T13">LANGU</text:span><text:span text:style-name="T13">AGES</text:span></text:p>
          </draw:text-box>
        </draw:frame>
        <draw:frame draw:style-name="gr23" draw:text-style-name="P26" draw:layer="layout" svg:width="6.208cm" svg:height="1.574cm" svg:x="1.2cm" svg:y="22.292cm">
          <draw:text-box>
            <text:p text:style-name="P24"><text:span text:style-name="T16">Spanis</text:span><text:span text:style-name="T16">h · </text:span><text:span text:style-name="T16">Native <text:s/></text:span><text:span text:style-name="T16"><text:s text:c="2"/></text:span></text:p>
            <text:p text:style-name="P24"><text:span text:style-name="T16">Englis</text:span><text:span text:style-name="T16">h <text:s/>· </text:span><text:span text:style-name="T16">Profici</text:span><text:span text:style-name="T16">ent <text:s text:c="2"/></text:span></text:p>
            <text:p text:style-name="P24"><text:span text:style-name="T16">French </text:span><text:span text:style-name="T16"><text:s text:c="2"/>· </text:span><text:span text:style-name="T16">Readin</text:span><text:span text:style-name="T16">g &amp; </text:span><text:span text:style-name="T16">Writin</text:span><text:span text:style-name="T16">g</text:span></text:p>
          </draw:text-box>
        </draw:frame>
        <draw:frame draw:style-name="gr21" draw:text-style-name="P14" draw:layer="layout" svg:width="5.901cm" svg:height="0.424cm" svg:x="1.322cm" svg:y="24.25cm">
          <draw:text-box>
            <text:p text:style-name="P1"><text:span text:style-name="T13">INTERES</text:span><text:span text:style-name="T13">TS &amp; </text:span><text:span text:style-name="T13">HOBBIE</text:span><text:span text:style-name="T13">S</text:span></text:p>
          </draw:text-box>
        </draw:frame>
        <draw:frame draw:style-name="gr27" draw:text-style-name="P26" draw:layer="layout" svg:width="6.208cm" svg:height="2.524cm" svg:x="1.2cm" svg:y="24.593cm">
          <draw:text-box>
            <text:p text:style-name="P24"><text:span text:style-name="T16">Sustai</text:span><text:span text:style-name="T16">nabilit</text:span><text:span text:style-name="T16">y</text:span></text:p>
            <text:p text:style-name="P24"><text:span text:style-name="T16">Scienc</text:span><text:span text:style-name="T16">e</text:span></text:p>
            <text:p text:style-name="P24"><text:span text:style-name="T16">Trekki</text:span><text:span text:style-name="T16">ng &amp; </text:span><text:span text:style-name="T16">Adven</text:span><text:span text:style-name="T16">ture</text:span></text:p>
            <text:p text:style-name="P24"><text:span text:style-name="T16">Traveli</text:span><text:span text:style-name="T16">ng </text:span><text:span text:style-name="T16">and </text:span><text:span text:style-name="T16">Societ</text:span><text:span text:style-name="T16">y</text:span></text:p>
            <text:p text:style-name="P24"><text:span text:style-name="T16">Cultur</text:span><text:span text:style-name="T16">e</text:span></text:p>
          </draw:text-box>
        </draw:frame>
        <draw:frame draw:style-name="gr28" draw:text-style-name="P27" draw:layer="layout" svg:width="3.74cm" svg:height="0.747cm" svg:x="17.51cm" svg:y="27.074cm">
          <draw:text-box>
            <text:p text:style-name="P1"><text:span text:style-name="T16">Date: </text:span><text:span text:style-name="T16">10 </text:span><text:span text:style-name="T16">March </text:span><text:span text:style-name="T16">2020</text:span></text:p>
          </draw:text-box>
        </draw:frame>
        <draw:frame draw:style-name="gr29" draw:text-style-name="P28" draw:layer="layout" svg:width="3.486cm" svg:height="0.747cm" svg:x="15.367cm" svg:y="0.775cm">
          <draw:text-box>
            <text:p text:style-name="P1"><text:span text:style-name="T17">PABL</text:span><text:span text:style-name="T17">ONO</text:span><text:span text:style-name="T17">E.CO</text:span><text:span text:style-name="T17">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uliular" svg:font-family="Muliular"/>
    <style:font-face style:name="SairaExtraCondensed" svg:font-family="SairaExtraCondensed"/>
    <style:font-face style:name="SairaExtraCondensedMedium" svg:font-family="SairaExtraCondensedMedium"/>
    <style:font-face style:name="Keraleeyam" svg:font-family="Keraleeya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0T21:46:24.449952437</meta:creation-date>
    <dc:date>2020-04-22T11:33:40.253699697</dc:date>
    <meta:editing-duration>PT1H4M49S</meta:editing-duration>
    <meta:editing-cycles>18</meta:editing-cycles>
    <meta:generator>LibreOffice/6.0.7.3$Linux_X86_64 LibreOffice_project/00m0$Build-3</meta:generator>
    <meta:document-statistic meta:object-count="52"/>
  </office:meta>
</office:document-meta>
</file>